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eb09" officeooo:paragraph-rsid="0010eb09"/>
    </style:style>
    <style:style style:name="P2" style:family="paragraph" style:parent-style-name="Standard">
      <style:text-properties officeooo:rsid="00125470" officeooo:paragraph-rsid="00125470"/>
    </style:style>
    <style:style style:name="P3" style:family="paragraph" style:parent-style-name="Standard">
      <style:text-properties officeooo:rsid="00125470" officeooo:paragraph-rsid="00131688"/>
    </style:style>
    <style:style style:name="P4" style:family="paragraph" style:parent-style-name="Standard">
      <style:text-properties officeooo:rsid="00131688" officeooo:paragraph-rsid="00131688"/>
    </style:style>
    <style:style style:name="P5" style:family="paragraph" style:parent-style-name="Standard">
      <style:text-properties officeooo:rsid="00131688" officeooo:paragraph-rsid="00151418"/>
    </style:style>
    <style:style style:name="P6" style:family="paragraph" style:parent-style-name="Standard">
      <style:text-properties style:font-name="Lucida Console" fo:font-size="14pt" officeooo:paragraph-rsid="00131688"/>
    </style:style>
    <style:style style:name="P7" style:family="paragraph" style:parent-style-name="Standard">
      <style:text-properties officeooo:rsid="00151418" officeooo:paragraph-rsid="00151418"/>
    </style:style>
    <style:style style:name="P8" style:family="paragraph" style:parent-style-name="Preformatted_20_Text">
      <style:text-properties style:font-name="Lucida Console" fo:font-size="14pt" officeooo:paragraph-rsid="00131688"/>
    </style:style>
    <style:style style:name="P9" style:family="paragraph" style:parent-style-name="Preformatted_20_Text">
      <style:text-properties officeooo:rsid="00131688" officeooo:paragraph-rsid="00131688"/>
    </style:style>
    <style:style style:name="P10" style:family="paragraph" style:parent-style-name="Preformatted_20_Text">
      <style:text-properties officeooo:rsid="00151418" officeooo:paragraph-rsid="00151418"/>
    </style:style>
    <style:style style:name="P11" style:family="paragraph" style:parent-style-name="Preformatted_20_Text">
      <style:paragraph-properties fo:margin-top="0in" fo:margin-bottom="0in" loext:contextual-spacing="false" fo:padding="0in" fo:border="none"/>
    </style:style>
    <style:style style:name="P12" style:family="paragraph" style:parent-style-name="Preformatted_20_Text">
      <style:paragraph-properties fo:margin-top="0in" fo:margin-bottom="0in" loext:contextual-spacing="false" fo:padding="0in" fo:border="none"/>
      <style:text-properties style:font-name="Lucida Console" fo:font-size="14pt"/>
    </style:style>
    <style:style style:name="P13" style:family="paragraph" style:parent-style-name="Preformatted_20_Text">
      <style:paragraph-properties fo:margin-top="0in" fo:margin-bottom="0in" loext:contextual-spacing="false" fo:padding="0in" fo:border="none"/>
      <style:text-properties style:font-name="Lucida Console" fo:font-size="14pt" fo:background-color="#ffff00"/>
    </style:style>
    <style:style style:name="P14" style:family="paragraph" style:parent-style-name="Preformatted_20_Text">
      <style:paragraph-properties fo:margin-top="0in" fo:margin-bottom="0in" loext:contextual-spacing="false" fo:padding="0in" fo:border="none"/>
      <style:text-properties fo:background-color="#ffff00"/>
    </style:style>
    <style:style style:name="T1" style:family="text">
      <style:text-properties officeooo:rsid="00125470"/>
    </style:style>
    <style:style style:name="T2" style:family="text">
      <style:text-properties officeooo:rsid="00131688"/>
    </style:style>
    <style:style style:name="T3" style:family="text">
      <style:text-properties style:font-name="Lucida Console" fo:font-size="14pt"/>
    </style:style>
    <style:style style:name="T4" style:family="text">
      <style:text-properties officeooo:rsid="001374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s:</text:p>
      <text:p text:style-name="P1"/>
      <text:p text:style-name="P1">1. Can our models based on historical, observational data predict responses to experimental removals treatments (remove ARTR, predict performance of the grasses; remove grasses, predict ARTR)?</text:p>
      <text:p text:style-name="P1"/>
      <text:p text:style-name="P1">2. If the experimental responses are "different" than predicted, how will incorporating the information from the experiments impact our conclusions about community dynamics?</text:p>
      <text:p text:style-name="P1"/>
      <text:p text:style-name="P1">PSSP growth in three <text:span text:style-name="T1">treatments:</text:span></text:p>
      <text:p text:style-name="P2">a. historical controls<text:span text:style-name="T4"> <text:s text:c="4"/></text:span>b. modern controls<text:span text:style-name="T4"> <text:s text:c="4"/></text:span>c<text:span text:style-name="T2">.</text:span> modern ARTR removals</text:p>
      <text:p text:style-name="P3"/>
      <text:p text:style-name="P8"><text:bookmark text:name="rstudio_console_output"/>Fixed effects:</text:p>
      <text:p text:style-name="P11"><text:s text:c="26"/><text:span text:style-name="T3">Estimate Std. Error t value</text:span></text:p>
      <text:p text:style-name="P12">(Intercept) <text:s text:c="13"/>0.3959984 <text:s/>0.0858577 <text:s text:c="3"/>4.61</text:p>
      <text:p text:style-name="P12">logarea.t0 <text:s text:c="14"/>0.8352867 <text:s/>0.0185866 <text:s text:c="2"/>44.94</text:p>
      <text:p text:style-name="P12">Treatment3ControlModern -0.1078086 <text:s/>0.0996306 <text:s text:c="2"/>-1.08</text:p>
      <text:p text:style-name="P12">Treatment3No_shrub <text:s text:c="6"/>0.1667507 <text:s/>0.1166871 <text:s text:c="3"/>1.43</text:p>
      <text:p text:style-name="P12">W.ARTR <text:s text:c="17"/>-0.0020603 <text:s/>0.0008335 <text:s text:c="2"/>-2.47</text:p>
      <text:p text:style-name="P12">W.HECO <text:s text:c="17"/>-0.0130298 <text:s/>0.0106097 <text:s text:c="2"/>-1.23</text:p>
      <text:p text:style-name="P12">W.POSE <text:s text:c="17"/>-0.0080462 <text:s/>0.0172176 <text:s text:c="2"/>-0.47</text:p>
      <text:p text:style-name="P12">W.PSSP <text:s text:c="17"/>-0.4495624 <text:s/>0.0393472 <text:s/>-11.43</text:p>
      <text:p text:style-name="P6"/>
      <text:p text:style-name="P7">Better model (lower AIC) when I lump historical and modern controls:</text:p>
      <text:p text:style-name="P10"><text:bookmark text:name="rstudio_console_output3"/><text:s text:c="20"/><text:span text:style-name="T3">Estimate Std. Error t value</text:span></text:p>
      <text:p text:style-name="P12">(Intercept) <text:s text:c="7"/>0.3684662 <text:s/>0.0802059 <text:s text:c="3"/>4.59</text:p>
      <text:p text:style-name="P12">logarea.t0 <text:s text:c="8"/>0.8353132 <text:s/>0.0185549 <text:s text:c="2"/>45.02</text:p>
      <text:p text:style-name="P13">TreatmentNo_shrub <text:s/>0.2645859 <text:s/>0.0744487 <text:s text:c="3"/>3.55</text:p>
      <text:p text:style-name="P12">W.ARTR <text:s text:c="11"/>-0.0021077 <text:s/>0.0008324 <text:s text:c="2"/>-2.53</text:p>
      <text:p text:style-name="P12">W.HECO <text:s text:c="11"/>-0.0131422 <text:s/>0.0106093 <text:s text:c="2"/>-1.24</text:p>
      <text:p text:style-name="P12">W.POSE <text:s text:c="11"/>-0.0087325 <text:s/>0.0172001 <text:s text:c="2"/>-0.51</text:p>
      <text:p text:style-name="P12">W.PSSP <text:s text:c="11"/>-0.4485950 <text:s/>0.0393287 <text:s/>-11.41</text:p>
      <text:p text:style-name="P7"/>
      <text:p text:style-name="P4">PSSP grows faster in shrub removals. </text:p>
      <text:p text:style-name="P4"/>
      <text:p text:style-name="P5">OK, so now what? I want to compare dynamics in the historical controls only model to a "new" model. What should that new model look like?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Some comparisons:</text:p>
      <text:p text:style-name="P4"/>
      <text:p text:style-name="P4">Parameters for historical only:</text:p>
      <text:p text:style-name="P11"><text:s text:c="14"/><text:span text:style-name="T3">Estimate Std. Error t value</text:span></text:p>
      <text:p text:style-name="P13">(Intercept) <text:s/>0.3358506 <text:s/>0.0908574 <text:s text:c="3"/>3.70</text:p>
      <text:p text:style-name="P12">logarea.t0 <text:s text:c="2"/>0.8608022 <text:s/>0.0236607 <text:s text:c="2"/>36.38</text:p>
      <text:p text:style-name="P12">W.ARTR <text:s text:c="5"/>-0.0019890 <text:s/>0.0009065 <text:s text:c="2"/>-2.19</text:p>
      <text:p text:style-name="P12">W.HECO <text:s text:c="5"/>-0.0250044 <text:s/>0.0099825 <text:s text:c="2"/>-2.50</text:p>
      <text:p text:style-name="P12">W.POSE <text:s text:c="5"/>-0.0028200 <text:s/>0.0217078 <text:s text:c="2"/>-0.13</text:p>
      <text:p text:style-name="P14"><text:span text:style-name="T3">W.PSSP <text:s text:c="5"/>-0.3486397 <text:s/>0.0365506 <text:s text:c="2"/>-9.54</text:span></text:p>
      <text:p text:style-name="P4">Parameters for everything together:</text:p>
      <text:p text:style-name="P9"><text:bookmark text:name="rstudio_console_output2"/><text:s text:c="14"/><text:span text:style-name="T3">Estimate Std. Error t value</text:span></text:p>
      <text:p text:style-name="P13">(Intercept) <text:s/>0.3802203 <text:s/>0.0807428 <text:s text:c="3"/>4.71</text:p>
      <text:p text:style-name="P12">logarea.t0 <text:s text:c="2"/>0.8354772 <text:s/>0.0185791 <text:s text:c="2"/>44.97</text:p>
      <text:p text:style-name="P12">W.ARTR <text:s text:c="5"/>-0.0023926 <text:s/>0.0008293 <text:s text:c="2"/>-2.89</text:p>
      <text:p text:style-name="P12">W.HECO <text:s text:c="5"/>-0.0127719 <text:s/>0.0106186 <text:s text:c="2"/>-1.20</text:p>
      <text:p text:style-name="P12">W.POSE <text:s text:c="5"/>-0.0137315 <text:s/>0.0171598 <text:s text:c="2"/>-0.80</text:p>
      <text:p text:style-name="P13">W.PSSP <text:s text:c="5"/>-0.4401207 <text:s/>0.0392976 <text:s/>-11.20</text:p>
      <text:p text:style-name="P4">Second model mostly differs in intercept and W.PSSP.</text:p>
      <text:p text:style-name="P4"/>
      <text:p text:style-name="P4">Can't fit the experimental data alone. How to combine data, weight controls vs experimental data points?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Console" svg:font-family="'Lucida Console'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6M25S</meta:editing-duration>
    <meta:editing-cycles>8</meta:editing-cycles>
    <meta:generator>LibreOffice/4.3.5.2$Windows_x86 LibreOffice_project/3a87456aaa6a95c63eea1c1b3201acedf0751bd5</meta:generator>
    <dc:date>2016-03-20T22:03:27.119000000</dc:date>
    <meta:document-statistic meta:table-count="0" meta:image-count="0" meta:object-count="0" meta:page-count="2" meta:paragraph-count="45" meta:word-count="272" meta:character-count="2404" meta:non-whitespace-character-count="1803"/>
    <meta:user-defined meta:name="Info 1"/>
    <meta:user-defined meta:name="Info 2"/>
    <meta:user-defined meta:name="Info 3"/>
    <meta:user-defined meta:name="Info 4"/>
  </office:meta>
</office:document-meta>
</file>